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0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3.68mm" svg:height="98mm" svg:x="105.05mm" svg:y="5.06mm">
            <loext:p draw:notify-on-update-of-ranges="Sheet1.A3:Sheet1.A30 Sheet1.B3:Sheet1.B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2" table:default-cell-style-name="ce4"/>
        <table:table-column table:style-name="co2" table:number-columns-repeated="8" table:default-cell-style-name="Default"/>
        <table:table-column table:style-name="co2" table:default-cell-style-name="ce9"/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table:style-name="ce1" office:value-type="string" calcext:value-type="string">
            <text:p>Complete graph order (Kn)</text:p>
          </table:table-cell>
          <table:table-cell table:style-name="ce1" office:value-type="string" calcext:value-type="string">
            <text:p>Time(s)</text:p>
          </table:table-cell>
          <table:table-cell/>
          <table:table-cell table:style-name="ce3"/>
          <table:table-cell table:style-name="ce6" table:number-columns-repeated="8"/>
          <table:table-cell table:style-name="ce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699" calcext:value-type="float">
            <text:p>0,000699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4018" calcext:value-type="float">
            <text:p>0,004018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5645" calcext:value-type="float">
            <text:p>0,025645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70817" calcext:value-type="float">
            <text:p>0,170817</text:p>
          </table:table-cell>
          <table:table-cell table:number-columns-repeated="1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28274" calcext:value-type="float">
            <text:p>1,28274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43331" calcext:value-type="float">
            <text:p>2,43331</text:p>
          </table:table-cell>
          <table:table-cell table:number-columns-repeated="11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.75637" calcext:value-type="float">
            <text:p>4,75637</text:p>
          </table:table-cell>
          <table:table-cell table:number-columns-repeated="11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.90822" calcext:value-type="float">
            <text:p>9,90822</text:p>
          </table:table-cell>
          <table:table-cell table:number-columns-repeated="1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.298" calcext:value-type="float">
            <text:p>19,298</text:p>
          </table:table-cell>
          <table:table-cell table:number-columns-repeated="11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7.2499" calcext:value-type="float">
            <text:p>27,2499</text:p>
          </table:table-cell>
          <table:table-cell table:number-columns-repeated="11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7.769" calcext:value-type="float">
            <text:p>37,769</text:p>
          </table:table-cell>
          <table:table-cell table:number-columns-repeated="11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2.8399" calcext:value-type="float">
            <text:p>52,8399</text:p>
          </table:table-cell>
          <table:table-cell table:number-columns-repeated="11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3.4778" calcext:value-type="float">
            <text:p>63,4778</text:p>
          </table:table-cell>
          <table:table-cell table:number-columns-repeated="11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78.942" calcext:value-type="float">
            <text:p>78,942</text:p>
          </table:table-cell>
          <table:table-cell table:number-columns-repeated="11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88.4933" calcext:value-type="float">
            <text:p>88,4933</text:p>
          </table:table-cell>
          <table:table-cell table:number-columns-repeated="11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03.735" calcext:value-type="float">
            <text:p>103,735</text:p>
          </table:table-cell>
          <table:table-cell table:number-columns-repeated="11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20.073" calcext:value-type="float">
            <text:p>120,073</text:p>
          </table:table-cell>
          <table:table-cell table:number-columns-repeated="11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31.175" calcext:value-type="float">
            <text:p>131,175</text:p>
          </table:table-cell>
          <table:table-cell table:number-columns-repeated="11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39.572" calcext:value-type="float">
            <text:p>139,572</text:p>
          </table:table-cell>
          <table:table-cell table:number-columns-repeated="11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1.016" calcext:value-type="float">
            <text:p>151,016</text:p>
          </table:table-cell>
          <table:table-cell table:number-columns-repeated="11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64.181" calcext:value-type="float">
            <text:p>164,181</text:p>
          </table:table-cell>
          <table:table-cell/>
          <table:table-cell table:style-name="ce5"/>
          <table:table-cell table:style-name="ce7" table:number-columns-repeated="8"/>
          <table:table-cell table:style-name="ce10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71.844" calcext:value-type="float">
            <text:p>171,844</text:p>
          </table:table-cell>
          <table:table-cell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86.217" calcext:value-type="float">
            <text:p>186,217</text:p>
          </table:table-cell>
          <table:table-cell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03.48" calcext:value-type="float">
            <text:p>203,48</text:p>
          </table:table-cell>
          <table:table-cell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17.47" calcext:value-type="float">
            <text:p>217,47</text:p>
          </table:table-cell>
          <table:table-cell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37.437" calcext:value-type="float">
            <text:p>237,437</text:p>
          </table:table-cell>
          <table:table-cell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43.133" calcext:value-type="float">
            <text:p>243,133</text:p>
          </table:table-cell>
          <table:table-cell/>
          <table:table-cell table:style-name="Default"/>
          <table:table-cell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3:10:08.554141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1:09:08.239623333</meta:creation-date>
    <dc:date>2016-04-28T13:56:01.002642881</dc:date>
    <meta:editing-duration>PT46M45S</meta:editing-duration>
    <meta:editing-cycles>5</meta:editing-cycles>
    <meta:generator>LibreOffice/5.1.2.2$Linux_X86_64 LibreOffice_project/10m0$Build-2</meta:generator>
    <meta:document-statistic meta:table-count="1" meta:cell-count="5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69cm" svg:height="9.801cm" xlink:href=".." xlink:type="simple" chart:class="chart:scatter" chart:style-name="ch1">
        <chart:legend chart:legend-position="end" svg:x="17.4cm" svg:y="4.103cm" style:legend-expansion="high" chart:style-name="ch2"/>
        <chart:plot-area chart:style-name="ch3" table:cell-range-address="Sheet1.A3:Sheet1.B30" svg:x="0.447cm" svg:y="0.196cm" svg:width="16.506cm" svg:height="9.409cm">
          <chartooo:coordinate-region svg:x="1.254cm" svg:y="0.395cm" svg:width="15.327cm" svg:height="8.5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30" chart:class="chart:scatter">
            <chart:domain table:cell-range-address="Sheet1.A3:Sheet1.A30"/>
            <chart:regression-curve chart:style-name="ch7">
              <chart:equation chart:display-equation="true" chart:display-r-square="true" svg:x="0cm" svg:y="0.724cm"/>
            </chart:regression-curve>
            <chart:regression-curve chart:style-name="ch8">
              <chart:equation chart:display-equation="false" chart:display-r-square="true"/>
            </chart:regression-curve>
            <chart:data-point chart:repeated="12"/>
            <chart:data-point chart:style-name="ch9"/>
            <chart:data-point chart:repeated="2"/>
            <chart:data-point chart:style-name="ch9"/>
            <chart:data-point/>
            <chart:data-point chart:style-name="ch9"/>
            <chart:data-point chart:repeated="5"/>
            <chart:data-point chart:style-name="ch9"/>
            <chart:data-point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3:Sheet1.A30</svg:desc>
                </draw:g>
              </table:table-cell>
              <table:table-cell office:value-type="float" office:value="0.000699">
                <text:p>0.000699</text:p>
                <draw:g>
                  <svg:desc>Sheet1.B3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4018">
                <text:p>0.004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25645">
                <text:p>0.025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170817">
                <text:p>0.170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.28274">
                <text:p>1.28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2.43331">
                <text:p>2.43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0">
                <text:p>1250</text:p>
              </table:table-cell>
              <table:table-cell office:value-type="float" office:value="4.75637">
                <text:p>4.756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">
                <text:p>1600</text:p>
              </table:table-cell>
              <table:table-cell office:value-type="float" office:value="9.90822">
                <text:p>9.90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9.298">
                <text:p>19.2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27.2499">
                <text:p>27.2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37.769">
                <text:p>37.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00">
                <text:p>2800</text:p>
              </table:table-cell>
              <table:table-cell office:value-type="float" office:value="52.8399">
                <text:p>52.8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">
                <text:p>3000</text:p>
              </table:table-cell>
              <table:table-cell office:value-type="float" office:value="63.4778">
                <text:p>63.4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00">
                <text:p>3200</text:p>
              </table:table-cell>
              <table:table-cell office:value-type="float" office:value="78.942">
                <text:p>78.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50">
                <text:p>3350</text:p>
              </table:table-cell>
              <table:table-cell office:value-type="float" office:value="88.4933">
                <text:p>88.4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0">
                <text:p>3500</text:p>
              </table:table-cell>
              <table:table-cell office:value-type="float" office:value="103.735">
                <text:p>103.7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00">
                <text:p>3700</text:p>
              </table:table-cell>
              <table:table-cell office:value-type="float" office:value="120.073">
                <text:p>120.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00">
                <text:p>3800</text:p>
              </table:table-cell>
              <table:table-cell office:value-type="float" office:value="131.175">
                <text:p>131.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00">
                <text:p>3900</text:p>
              </table:table-cell>
              <table:table-cell office:value-type="float" office:value="139.572">
                <text:p>139.5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">
                <text:p>4000</text:p>
              </table:table-cell>
              <table:table-cell office:value-type="float" office:value="151.016">
                <text:p>151.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00">
                <text:p>4100</text:p>
              </table:table-cell>
              <table:table-cell office:value-type="float" office:value="164.181">
                <text:p>164.1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0">
                <text:p>4200</text:p>
              </table:table-cell>
              <table:table-cell office:value-type="float" office:value="171.844">
                <text:p>171.8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00">
                <text:p>4300</text:p>
              </table:table-cell>
              <table:table-cell office:value-type="float" office:value="186.217">
                <text:p>186.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00">
                <text:p>4400</text:p>
              </table:table-cell>
              <table:table-cell office:value-type="float" office:value="203.48">
                <text:p>203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00">
                <text:p>4500</text:p>
              </table:table-cell>
              <table:table-cell office:value-type="float" office:value="217.47">
                <text:p>217.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00">
                <text:p>4600</text:p>
              </table:table-cell>
              <table:table-cell office:value-type="float" office:value="237.437">
                <text:p>237.4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00">
                <text:p>4700</text:p>
              </table:table-cell>
              <table:table-cell office:value-type="float" office:value="243.133">
                <text:p>243.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